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psum" table:style-name="ta1">
        <table:shapes>
          <draw:frame draw:z-index="0" draw:style-name="gr1" draw:text-style-name="P1" svg:width="9.8685in" svg:height="7.4024in" svg:x="4.1012in" svg:y="0.1252in">
            <draw:object draw:notify-on-update-of-ranges="test_psum.A1:test_psum.A1 test_psum.A2:test_psum.A21 test_psum.B1:test_psum.B1 test_psum.B2:test_psum.B21 test_psum.A1:test_psum.A1 test_psum.A2:test_psum.A21 test_psum.C1:test_psum.C1 test_psum.C2:test_psum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921in" svg:height="5.5012in" svg:x="4.1224in" svg:y="7.8433in">
            <draw:object draw:notify-on-update-of-ranges="test_psum.A1:test_psum.A1 test_psum.A2:test_psum.A21 test_psum.B1:test_psum.B1 test_psum.B2:test_psum.B21 test_psum.A1:test_psum.A1 test_psum.A2:test_psum.A21 test_psum.C1:test_psum.C1 test_psum.C2:test_psum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7165in" svg:height="7.3622in" svg:x="14.7799in" svg:y="0.2197in">
            <draw:object draw:notify-on-update-of-ranges="test_psum.A1:test_psum.A1 test_psum.A2:test_psum.A21 test_psum.B1:test_psum.B1 test_psum.B2:test_psum.B21 test_psum.A1:test_psum.A1 test_psum.A2:test_psum.A21 test_psum.C1:test_psum.C1 test_psum.C2:test_psum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psum1</text:p>
          </table:table-cell>
          <table:table-cell office:value-type="string" calcext:value-type="string">
            <text:p><text:s/>psum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The biggest psum output value is: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up delay calculated the value 1.0057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5-01-24T16:04:41.145648855</dc:date>
    <meta:editing-duration>PT6M26S</meta:editing-duration>
    <meta:editing-cycles>1</meta:editing-cycles>
    <meta:document-statistic meta:table-count="1" meta:cell-count="65" meta:object-count="3"/>
    <meta:generator>LibreOffice/6.4.7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7cm" svg:height="18.803cm" xlink:href=".." xlink:type="simple" chart:class="chart:scatter" chart:style-name="ch1">
        <chart:legend chart:legend-position="end" svg:x="21.342cm" svg:y="8.355cm" style:legend-expansion="high" chart:style-name="ch2"/>
        <chart:plot-area chart:style-name="ch3" table:cell-range-address="test_psum.A1:test_psum.C21" chart:data-source-has-labels="row" svg:x="0.501cm" svg:y="0.376cm" svg:width="20.34cm" svg:height="18.051cm">
          <chartooo:coordinate-region svg:x="1.652cm" svg:y="0.576cm" svg:width="18.817cm" svg:height="17.2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psum.B2:test_psum.B21" chart:label-cell-address="test_psum.B1:test_psum.B1" chart:class="chart:scatter">
            <chart:domain table:cell-range-address="test_psum.A2:test_psum.A21"/>
            <chart:regression-curve chart:style-name="ch7"/>
            <chart:data-point chart:repeated="20"/>
          </chart:series>
          <chart:series chart:style-name="ch8" chart:values-cell-range-address="test_psum.C2:test_psum.C21" chart:label-cell-address="test_psum.C1:test_psum.C1" chart:class="chart:scatter"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sum1</text:p>
                <draw:g>
                  <svg:desc>test_psum.B1:test_psum.B1</svg:desc>
                </draw:g>
              </table:table-cell>
              <table:table-cell office:value-type="string">
                <text:p> psum2</text:p>
                <draw:g>
                  <svg:desc>test_psum.C1:test_ps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psum.A2:test_psum.A21</svg:desc>
                </draw:g>
              </table:table-cell>
              <table:table-cell office:value-type="float" office:value="0">
                <text:p>0</text:p>
                <draw:g>
                  <svg:desc>test_psum.B2:test_psum.B21</svg:desc>
                </draw:g>
              </table:table-cell>
              <table:table-cell office:value-type="float" office:value="0">
                <text:p>0</text:p>
                <draw:g>
                  <svg:desc>test_psum.C2:test_psum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">
                <text:p>3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">
                <text:p>8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6">
                <text:p>9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6">
                <text:p>10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4">
                <text:p>11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4">
                <text:p>14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6">
                <text:p>15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6">
                <text:p>17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4">
                <text:p>19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73cm" svg:height="13.974cm" xlink:href=".." xlink:type="simple" chart:class="chart:scatter" chart:style-name="ch1">
        <chart:legend chart:legend-position="end" svg:x="22.98cm" svg:y="6.439cm" style:legend-expansion="high" chart:style-name="ch2"/>
        <chart:plot-area chart:style-name="ch3" table:cell-range-address="test_psum.A1:test_psum.C21" chart:data-source-has-labels="row" svg:x="0.497cm" svg:y="0.279cm" svg:width="21.986cm" svg:height="13.416cm">
          <chartooo:coordinate-region svg:x="1.648cm" svg:y="0.479cm" svg:width="20.463cm" svg:height="12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psum.B2:test_psum.B21" chart:label-cell-address="test_psum.B1:test_psum.B1" chart:class="chart:scatter">
            <chart:domain table:cell-range-address="test_psum.A2:test_psum.A21"/>
            <chart:data-point chart:repeated="20"/>
          </chart:series>
          <chart:series chart:style-name="ch7" chart:values-cell-range-address="test_psum.C2:test_psum.C21" chart:label-cell-address="test_psum.C1:test_psum.C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sum1</text:p>
                <draw:g>
                  <svg:desc>test_psum.B1:test_psum.B1</svg:desc>
                </draw:g>
              </table:table-cell>
              <table:table-cell office:value-type="string">
                <text:p> psum2</text:p>
                <draw:g>
                  <svg:desc>test_psum.C1:test_ps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psum.A2:test_psum.A21</svg:desc>
                </draw:g>
              </table:table-cell>
              <table:table-cell office:value-type="float" office:value="0">
                <text:p>0</text:p>
                <draw:g>
                  <svg:desc>test_psum.B2:test_psum.B21</svg:desc>
                </draw:g>
              </table:table-cell>
              <table:table-cell office:value-type="float" office:value="0">
                <text:p>0</text:p>
                <draw:g>
                  <svg:desc>test_psum.C2:test_psum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">
                <text:p>3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">
                <text:p>8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6">
                <text:p>9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6">
                <text:p>10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4">
                <text:p>11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4">
                <text:p>14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6">
                <text:p>15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6">
                <text:p>17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4">
                <text:p>19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81cm" svg:height="18.701cm" xlink:href=".." xlink:type="simple" chart:class="chart:scatter" chart:style-name="ch1">
        <chart:legend chart:legend-position="end" svg:x="22.788cm" svg:y="8.802cm" style:legend-expansion="high" chart:style-name="ch2"/>
        <chart:plot-area chart:style-name="ch3" table:cell-range-address="test_psum.A1:test_psum.C21" chart:data-source-has-labels="row" svg:x="0.493cm" svg:y="0.374cm" svg:width="21.802cm" svg:height="17.953cm">
          <chartooo:coordinate-region svg:x="1.644cm" svg:y="0.574cm" svg:width="20.186cm" svg:height="17.1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psum.B2:test_psum.B21" chart:label-cell-address="test_psum.B1:test_psum.B1" chart:class="chart:scatter">
            <chart:domain table:cell-range-address="test_psum.A2:test_psum.A21"/>
            <chart:data-point chart:repeated="20"/>
          </chart:series>
          <chart:series chart:style-name="ch8" chart:values-cell-range-address="test_psum.C2:test_psum.C21" chart:label-cell-address="test_psum.C1:test_psum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sum1</text:p>
                <draw:g>
                  <svg:desc>test_psum.B1:test_psum.B1</svg:desc>
                </draw:g>
              </table:table-cell>
              <table:table-cell office:value-type="string">
                <text:p> psum2</text:p>
                <draw:g>
                  <svg:desc>test_psum.C1:test_ps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_psum.A2:test_psum.A21</svg:desc>
                </draw:g>
              </table:table-cell>
              <table:table-cell office:value-type="float" office:value="0">
                <text:p>0</text:p>
                <draw:g>
                  <svg:desc>test_psum.B2:test_psum.B21</svg:desc>
                </draw:g>
              </table:table-cell>
              <table:table-cell office:value-type="float" office:value="0">
                <text:p>0</text:p>
                <draw:g>
                  <svg:desc>test_psum.C2:test_psum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">
                <text:p>24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">
                <text:p>3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4">
                <text:p>6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">
                <text:p>8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6">
                <text:p>9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6">
                <text:p>10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4">
                <text:p>11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">
                <text:p>13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4">
                <text:p>14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6">
                <text:p>15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6">
                <text:p>17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4">
                <text:p>19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